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35d" officeooo:paragraph-rsid="0008b35d"/>
    </style:style>
    <style:style style:name="P2" style:family="paragraph" style:parent-style-name="Standard">
      <style:text-properties officeooo:rsid="000930df" officeooo:paragraph-rsid="000930df"/>
    </style:style>
    <style:style style:name="P3" style:family="paragraph" style:parent-style-name="Standard">
      <style:text-properties officeooo:rsid="000b390a" officeooo:paragraph-rsid="000b390a"/>
    </style:style>
    <style:style style:name="P4" style:family="paragraph" style:parent-style-name="Standard">
      <style:text-properties officeooo:paragraph-rsid="000b390a"/>
    </style:style>
    <style:style style:name="P5" style:family="paragraph" style:parent-style-name="Standard">
      <style:text-properties style:text-underline-style="solid" style:text-underline-width="auto" style:text-underline-color="font-color" officeooo:rsid="0008b35d" officeooo:paragraph-rsid="000930df"/>
    </style:style>
    <style:style style:name="P6" style:family="paragraph" style:parent-style-name="Standard">
      <style:text-properties style:text-underline-style="none" officeooo:rsid="000b390a" officeooo:paragraph-rsid="000b390a"/>
    </style:style>
    <style:style style:name="P7" style:family="paragraph" style:parent-style-name="Standard">
      <style:text-properties officeooo:rsid="000cbded" officeooo:paragraph-rsid="000cbded"/>
    </style:style>
    <style:style style:name="P8" style:family="paragraph" style:parent-style-name="Standard">
      <style:text-properties officeooo:rsid="000f086c" officeooo:paragraph-rsid="000f086c"/>
    </style:style>
    <style:style style:name="T1" style:family="text">
      <style:text-properties officeooo:rsid="00093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LAYA</text:span></text:p>
      <text:p text:style-name="P1"/>
      <text:p text:style-name="P2">2. MONTAÑA</text:p>
      <text:p text:style-name="P2"/>
      <text:p text:style-name="P2">3. RESTAURANTE</text:p>
      <text:p text:style-name="P2">3.1 ASIATICA</text:p>
      <text:p text:style-name="P2">3.2 ITALIANA</text:p>
      <text:p text:style-name="P2">3.3 MEJICANA</text:p>
      <text:p text:style-name="P2">3.4 NACIONAL</text:p>
      <text:p text:style-name="P2"/>
      <text:p text:style-name="P2">4. OCIO</text:p>
      <text:p text:style-name="P2">4.1 FILM</text:p>
      <text:p text:style-name="P2">4.2 PARTY</text:p>
      <text:p text:style-name="P2">4.3 SHOPPING</text:p>
      <text:p text:style-name="P2"/>
      <text:p text:style-name="P2">5. DEPORTE</text:p>
      <text:p text:style-name="P2">5.1 CICLISMO</text:p>
      <text:p text:style-name="P2">5.2 RUNNING</text:p>
      <text:p text:style-name="P2">5.3 OTROS</text:p>
      <text:p text:style-name="P2"/>
      <text:p text:style-name="P2"/>
      <text:p text:style-name="P3">TypeUser</text:p>
      <text:p text:style-name="P3">User</text:p>
      <text:p text:style-name="P3"/>
      <text:p text:style-name="P3">Place</text:p>
      <text:p text:style-name="P3">ScoreCommentPlace</text:p>
      <text:p text:style-name="P3">FavouritePlace</text:p>
      <text:p text:style-name="P3">ImagePlace</text:p>
      <text:p text:style-name="P3"/>
      <text:p text:style-name="P3">Card</text:p>
      <text:p text:style-name="P5"/>
      <text:p text:style-name="P6">Event</text:p>
      <text:p text:style-name="P6">ScoreCommentEvent</text:p>
      <text:p text:style-name="P6">FavouriteEvent</text:p>
      <text:p text:style-name="P6">ImageEvent</text:p>
      <text:p text:style-name="P6"/>
      <text:p text:style-name="P6">R_Card_User</text:p>
      <text:p text:style-name="P6">R_User_Event_2</text:p>
      <text:p text:style-name="P6">R_Card_Place</text:p>
      <text:p text:style-name="P4">R_Card_Event</text:p>
      <text:p text:style-name="P4"/>
      <text:p text:style-name="P7">Mysql.sql</text:p>
      <text:p text:style-name="P7"/>
      <text:p text:style-name="P7">Node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41:33.867998170</meta:creation-date>
    <dc:date>2016-07-11T11:35:46.485133269</dc:date>
    <meta:editing-duration>PT2H28M3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47" meta:character-count="328" meta:non-whitespace-character-count="313"/>
  </office:meta>
</office:document-meta>
</file>